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47.61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84mm" fo:break-before="auto" style:use-optimal-row-height="true"/>
    </style:style>
    <style:style style:name="ro7" style:family="table-row">
      <style:table-row-properties style:row-height="13.21mm" fo:break-before="auto" style:use-optimal-row-height="true"/>
    </style:style>
    <style:style style:name="ro8" style:family="table-row">
      <style:table-row-properties style:row-height="9.82mm" fo:break-before="auto" style:use-optimal-row-height="true"/>
    </style:style>
    <style:style style:name="ro9" style:family="table-row">
      <style:table-row-properties style:row-height="12.63mm" fo:break-before="auto" style:use-optimal-row-height="true"/>
    </style:style>
    <style:style style:name="ro10" style:family="table-row">
      <style:table-row-properties style:row-height="12.93mm" fo:break-before="auto" style:use-optimal-row-height="true"/>
    </style:style>
    <style:style style:name="ro11" style:family="table-row">
      <style:table-row-properties style:row-height="13.07mm" fo:break-before="auto" style:use-optimal-row-height="true"/>
    </style:style>
    <style:style style:name="ro12" style:family="table-row">
      <style:table-row-properties style:row-height="9.86mm" fo:break-before="auto" style:use-optimal-row-height="true"/>
    </style:style>
    <style:style style:name="ro13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column table:style-name="co5" table:default-cell-style-name="ce11"/>
        <table:table-column table:style-name="co6" table:default-cell-style-name="ce14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])" office:value-type="string" office:string-value="C'est un betterave" calcext:value-type="string">
            <text:p>C'est un betterav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3])" office:value-type="string" office:string-value="C'est un hareng" calcext:value-type="string">
            <text:p>C'est un hareng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pain</text:p>
          </table:table-cell>
          <table:table-cell table:formula="of:=T(&quot;C'est un &quot;) &amp; LOWER(['a - Provisions'.A4])" office:value-type="string" office:string-value="C'est un bout de pain" calcext:value-type="string">
            <text:p>C'est un bout de pai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4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5])" office:value-type="string" office:string-value="C'est un sardine" calcext:value-type="string">
            <text:p>C'est un sardin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ut de lard</text:p>
          </table:table-cell>
          <table:table-cell table:formula="of:=T(&quot;C'est un &quot;) &amp; LOWER(['a - Provisions'.A6])" office:value-type="string" office:string-value="C'est un bout de lard" calcext:value-type="string">
            <text:p>C'est un bout de lard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6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7])" office:value-type="string" office:string-value="C'est un chou de bruxelles" calcext:value-type="string">
            <text:p>C'est un chou de bruxelle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7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8])" office:value-type="string" office:string-value="C'est un châtaigne" calcext:value-type="string">
            <text:p>C'est un châtaign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8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9])" office:value-type="string" office:string-value="C'est un citron" calcext:value-type="string">
            <text:p>C'est un citron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9]*1.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</text:p>
          </table:table-cell>
          <table:table-cell table:formula="of:=T(&quot;C'est un &quot;) &amp; LOWER(['a - Provisions'.A10])" office:value-type="string" office:string-value="C'est un ail" calcext:value-type="string">
            <text:p>C'est un ail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0]*1.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ïs</text:p>
          </table:table-cell>
          <table:table-cell table:formula="of:=T(&quot;C'est un &quot;) &amp; LOWER(['a - Provisions'.A11])" office:value-type="string" office:string-value="C'est un maïs" calcext:value-type="string">
            <text:p>C'est un maïs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11]*1.5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scuit</text:p>
          </table:table-cell>
          <table:table-cell table:formula="of:=T(&quot;C'est un &quot;) &amp; LOWER(['a - Provisions'.A12])" office:value-type="string" office:string-value="C'est un biscuit" calcext:value-type="string">
            <text:p>C'est un biscuit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2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13])" office:value-type="string" office:string-value="C'est un thon" calcext:value-type="string">
            <text:p>C'est un thon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3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ceau de fromage</text:p>
          </table:table-cell>
          <table:table-cell table:formula="of:=T(&quot;C'est un &quot;) &amp; LOWER(['a - Provisions'.A14])" office:value-type="string" office:string-value="C'est un morceau de fromage" calcext:value-type="string">
            <text:p>C'est un morceau de fromage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4]*1.5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ahuètes</text:p>
          </table:table-cell>
          <table:table-cell table:formula="of:=T(&quot;C'est un &quot;) &amp; LOWER(['a - Provisions'.A15])" office:value-type="string" office:string-value="C'est un cacahuètes" calcext:value-type="string">
            <text:p>C'est un cacahuètes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15]*1.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stacé</text:p>
          </table:table-cell>
          <table:table-cell table:formula="of:=T(&quot;C'est un &quot;) &amp; LOWER(['a - Provisions'.A16])" office:value-type="string" office:string-value="C'est un crustacé" calcext:value-type="string">
            <text:p>C'est un crustacé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16]*1.5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17]*1.5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18])" office:value-type="string" office:string-value="C'est un lotte" calcext:value-type="string">
            <text:p>C'est un lott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18]*1.5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19])" office:value-type="string" office:string-value="C'est un morue" calcext:value-type="string">
            <text:p>C'est un moru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19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20])" office:value-type="string" office:string-value="C'est un crabe" calcext:value-type="string">
            <text:p>C'est un crabe</text:p>
          </table:table-cell>
          <table:table-cell table:formula="of:=RANDBETWEEN(1;5)" office:value-type="float" office:value="4" calcext:value-type="float">
            <text:p>4</text:p>
          </table:table-cell>
          <table:table-cell table:formula="of:=ROUND(['a - Provisions'.C20]*1.5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21])" office:value-type="string" office:string-value="C'est un crevette" calcext:value-type="string">
            <text:p>C'est un crevett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1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euf de caille</text:p>
          </table:table-cell>
          <table:table-cell table:formula="of:=T(&quot;C'est un &quot;) &amp; LOWER(['a - Provisions'.A22])" office:value-type="string" office:string-value="C'est un oeuf de caille" calcext:value-type="string">
            <text:p>C'est un oeuf de caill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2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ré de chocolat</text:p>
          </table:table-cell>
          <table:table-cell table:formula="of:=T(&quot;C'est un &quot;) &amp; LOWER(['a - Provisions'.A23])" office:value-type="string" office:string-value="C'est un carré de chocolat" calcext:value-type="string">
            <text:p>C'est un carré de chocola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3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eleine</text:p>
          </table:table-cell>
          <table:table-cell table:formula="of:=T(&quot;C'est un &quot;) &amp; LOWER(['a - Provisions'.A24])" office:value-type="string" office:string-value="C'est un madeleine" calcext:value-type="string">
            <text:p>C'est un madeleine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4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25])" office:value-type="string" office:string-value="C'est un poulet" calcext:value-type="string">
            <text:p>C'est un poulet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5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ix</text:p>
          </table:table-cell>
          <table:table-cell table:formula="of:=T(&quot;C'est un &quot;) &amp; LOWER(['a - Provisions'.A26])" office:value-type="string" office:string-value="C'est un noix" calcext:value-type="string">
            <text:p>C'est un noix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26]*1.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27])" office:value-type="string" office:string-value="C'est un ananas" calcext:value-type="string">
            <text:p>C'est un anana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27]*1.5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28])" office:value-type="string" office:string-value="C'est un clémentine" calcext:value-type="string">
            <text:p>C'est un clémentin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28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29])" office:value-type="string" office:string-value="C'est un orange" calcext:value-type="string">
            <text:p>C'est un orang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29]*1.5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0])" office:value-type="string" office:string-value="C'est un champignon" calcext:value-type="string">
            <text:p>C'est un champign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0]*1.5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31])" office:value-type="string" office:string-value="C'est un saumon" calcext:value-type="string">
            <text:p>C'est un saumon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1]*1.5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32])" office:value-type="string" office:string-value="C'est un cabillaud" calcext:value-type="string">
            <text:p>C'est un cabillaud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2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33])" office:value-type="string" office:string-value="C'est un homard" calcext:value-type="string">
            <text:p>C'est un homard</text:p>
          </table:table-cell>
          <table:table-cell table:formula="of:=RANDBETWEEN(1;5)" office:value-type="float" office:value="3" calcext:value-type="float">
            <text:p>3</text:p>
          </table:table-cell>
          <table:table-cell table:formula="of:=ROUND(['a - Provisions'.C33]*1.5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sagnes</text:p>
          </table:table-cell>
          <table:table-cell table:formula="of:=T(&quot;C'est un &quot;) &amp; LOWER(['a - Provisions'.A34])" office:value-type="string" office:string-value="C'est un lasagnes" calcext:value-type="string">
            <text:p>C'est un lasagnes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4]*1.5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isserie</text:p>
          </table:table-cell>
          <table:table-cell table:formula="of:=T(&quot;C'est un &quot;) &amp; LOWER(['a - Provisions'.A35])" office:value-type="string" office:string-value="C'est un patisserie" calcext:value-type="string">
            <text:p>C'est un patisserie</text:p>
          </table:table-cell>
          <table:table-cell table:formula="of:=RANDBETWEEN(1;5)" office:value-type="float" office:value="1" calcext:value-type="float">
            <text:p>1</text:p>
          </table:table-cell>
          <table:table-cell table:formula="of:=ROUND(['a - Provisions'.C35]*1.5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6])" office:value-type="string" office:string-value="C'est un pomme" calcext:value-type="string">
            <text:p>C'est un pomme</text:p>
          </table:table-cell>
          <table:table-cell table:formula="of:=RANDBETWEEN(1;5)" office:value-type="float" office:value="2" calcext:value-type="float">
            <text:p>2</text:p>
          </table:table-cell>
          <table:table-cell table:formula="of:=ROUND(['a - Provisions'.C36]*1.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7])" office:value-type="string" office:string-value="C'est un asperges" calcext:value-type="string">
            <text:p>C'est un asperges</text:p>
          </table:table-cell>
          <table:table-cell table:formula="of:=RANDBETWEEN(1;5)" office:value-type="float" office:value="5" calcext:value-type="float">
            <text:p>5</text:p>
          </table:table-cell>
          <table:table-cell table:formula="of:=ROUND(['a - Provisions'.C37]*1.5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omme</text:p>
          </table:table-cell>
          <table:table-cell table:formula="of:=T(&quot;C'est un &quot;) &amp; LOWER([.A38])" office:value-type="string" office:string-value="C'est un pomme" calcext:value-type="string">
            <text:p>C'est un pomm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3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range</text:p>
          </table:table-cell>
          <table:table-cell table:formula="of:=T(&quot;C'est un &quot;) &amp; LOWER([.A39])" office:value-type="string" office:string-value="C'est un orange" calcext:value-type="string">
            <text:p>C'est un orang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3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bricot</text:p>
          </table:table-cell>
          <table:table-cell table:formula="of:=T(&quot;C'est un &quot;) &amp; LOWER([.A40])" office:value-type="string" office:string-value="C'est un abricot" calcext:value-type="string">
            <text:p>C'est un abricot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table:formula="of:=ROUND(([.D40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6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7" table:formula="of:=(['b - Armes'.F2]*10)+ (RANDBETWEEN( 0;10)*['b - Armes'.F2])" office:value-type="float" office:value="13" calcext:value-type="float">
            <text:p>13</text:p>
          </table:table-cell>
          <table:table-cell table:style-name="ce9" table:formula="of:=(['b - Armes'.C2]*2) + RANDBETWEEN(0;10)" office:value-type="float" office:value="30" calcext:value-type="float">
            <text:p>30</text:p>
          </table:table-cell>
          <table:table-cell table:style-name="ce11" table:formula="of:=ROUND((['b - Armes'.C2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7" table:formula="of:=(['b - Armes'.F3]*10)+ (RANDBETWEEN( 0;10)*['b - Armes'.F3])" office:value-type="float" office:value="14" calcext:value-type="float">
            <text:p>14</text:p>
          </table:table-cell>
          <table:table-cell table:style-name="ce9" table:formula="of:=(['b - Armes'.C3]*2) + RANDBETWEEN(0;10)" office:value-type="float" office:value="38" calcext:value-type="float">
            <text:p>38</text:p>
          </table:table-cell>
          <table:table-cell table:style-name="ce11" table:formula="of:=ROUND((['b - Armes'.C3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(['b - Armes'.C4]*2) + RANDBETWEEN(0;10)" office:value-type="float" office:value="26" calcext:value-type="float">
            <text:p>26</text:p>
          </table:table-cell>
          <table:table-cell table:style-name="ce11" table:formula="of:=ROUND((['b - Armes'.C4]*20)/40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9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7" table:formula="of:=(['b - Armes'.F5]*10)+ (RANDBETWEEN( 0;10)*['b - Armes'.F5])" office:value-type="float" office:value="12" calcext:value-type="float">
            <text:p>12</text:p>
          </table:table-cell>
          <table:table-cell table:style-name="ce9" table:formula="of:=(['b - Armes'.C5]*2) + RANDBETWEEN(0;10)" office:value-type="float" office:value="27" calcext:value-type="float">
            <text:p>27</text:p>
          </table:table-cell>
          <table:table-cell table:style-name="ce11" table:formula="of:=ROUND((['b - Armes'.C5]*20)/40)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7" office:value-type="float" office:value="13" calcext:value-type="float">
            <text:p>13</text:p>
          </table:table-cell>
          <table:table-cell table:style-name="ce9" table:formula="of:=(['b - Armes'.C6]*2) + RANDBETWEEN(0;10)" office:value-type="float" office:value="29" calcext:value-type="float">
            <text:p>29</text:p>
          </table:table-cell>
          <table:table-cell table:style-name="ce11" table:formula="of:=ROUND((['b - Armes'.C6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(['b - Armes'.C7]*2) + RANDBETWEEN(0;10)" office:value-type="float" office:value="18" calcext:value-type="float">
            <text:p>18</text:p>
          </table:table-cell>
          <table:table-cell table:style-name="ce11" table:formula="of:=ROUND((['b - Armes'.C7]*20)/40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7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7" table:formula="of:=(['b - Armes'.F8]*10)+ (RANDBETWEEN( 0;5)*['b - Armes'.F8])" office:value-type="float" office:value="14" calcext:value-type="float">
            <text:p>14</text:p>
          </table:table-cell>
          <table:table-cell table:style-name="ce9" table:formula="of:=(['b - Armes'.C8]*2) + RANDBETWEEN(0;10)" office:value-type="float" office:value="36" calcext:value-type="float">
            <text:p>36</text:p>
          </table:table-cell>
          <table:table-cell table:style-name="ce11" table:formula="of:=ROUND((['b - Armes'.C8]*20)/40)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7" table:formula="of:=(['b - Armes'.F9]*10)+ (RANDBETWEEN( 0;5)*['b - Armes'.F9])" office:value-type="float" office:value="26" calcext:value-type="float">
            <text:p>26</text:p>
          </table:table-cell>
          <table:table-cell table:style-name="ce9" table:formula="of:=(['b - Armes'.C9]*2) + RANDBETWEEN(0;10)" office:value-type="float" office:value="58" calcext:value-type="float">
            <text:p>58</text:p>
          </table:table-cell>
          <table:table-cell table:style-name="ce11" table:formula="of:=ROUND((['b - Armes'.C9]*20)/40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7" table:formula="of:=(['b - Armes'.F10]*10)+ (RANDBETWEEN( 0;5)*['b - Armes'.F10])" office:value-type="float" office:value="24" calcext:value-type="float">
            <text:p>24</text:p>
          </table:table-cell>
          <table:table-cell table:style-name="ce9" table:formula="of:=(['b - Armes'.C10]*2) + RANDBETWEEN(0;10)" office:value-type="float" office:value="57" calcext:value-type="float">
            <text:p>57</text:p>
          </table:table-cell>
          <table:table-cell table:style-name="ce11" table:formula="of:=ROUND((['b - Armes'.C10]*20)/40)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7" table:formula="of:=(['b - Armes'.F11]*10)+ (RANDBETWEEN( 0;5)*['b - Armes'.F11])" office:value-type="float" office:value="22" calcext:value-type="float">
            <text:p>22</text:p>
          </table:table-cell>
          <table:table-cell table:style-name="ce9" table:formula="of:=(['b - Armes'.C11]*2) + RANDBETWEEN(0;10)" office:value-type="float" office:value="51" calcext:value-type="float">
            <text:p>51</text:p>
          </table:table-cell>
          <table:table-cell table:style-name="ce11" table:formula="of:=ROUND((['b - Armes'.C11]*20)/40)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7" table:formula="of:=(['b - Armes'.F12]*10)+ (RANDBETWEEN( 0;5)*['b - Armes'.F12])" office:value-type="float" office:value="24" calcext:value-type="float">
            <text:p>24</text:p>
          </table:table-cell>
          <table:table-cell table:style-name="ce9" table:formula="of:=(['b - Armes'.C12]*2) + RANDBETWEEN(0;10)" office:value-type="float" office:value="53" calcext:value-type="float">
            <text:p>53</text:p>
          </table:table-cell>
          <table:table-cell table:style-name="ce11" table:formula="of:=ROUND((['b - Armes'.C12]*20)/40)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6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7" table:formula="of:=(['b - Armes'.F13]*10)+ (RANDBETWEEN( 0;5)*['b - Armes'.F13])" office:value-type="float" office:value="30" calcext:value-type="float">
            <text:p>30</text:p>
          </table:table-cell>
          <table:table-cell table:style-name="ce9" table:formula="of:=(['b - Armes'.C13]*2) + RANDBETWEEN(0;10)" office:value-type="float" office:value="68" calcext:value-type="float">
            <text:p>68</text:p>
          </table:table-cell>
          <table:table-cell table:style-name="ce11" table:formula="of:=ROUND((['b - Armes'.C13]*20)/40)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7" table:formula="of:=(['b - Armes'.F14]*10)+ (RANDBETWEEN( 0;5)*['b - Armes'.F14])" office:value-type="float" office:value="24" calcext:value-type="float">
            <text:p>24</text:p>
          </table:table-cell>
          <table:table-cell table:style-name="ce9" table:formula="of:=(['b - Armes'.C14]*2) + RANDBETWEEN(0;10)" office:value-type="float" office:value="52" calcext:value-type="float">
            <text:p>52</text:p>
          </table:table-cell>
          <table:table-cell table:style-name="ce11" table:formula="of:=ROUND((['b - Armes'.C14]*20)/40)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7" table:formula="of:=(['b - Armes'.F15]*10)+ (RANDBETWEEN( 0;5)*['b - Armes'.F15])" office:value-type="float" office:value="42" calcext:value-type="float">
            <text:p>42</text:p>
          </table:table-cell>
          <table:table-cell table:style-name="ce9" table:formula="of:=(['b - Armes'.C15]*2) + RANDBETWEEN(0;10)" office:value-type="float" office:value="91" calcext:value-type="float">
            <text:p>91</text:p>
          </table:table-cell>
          <table:table-cell table:style-name="ce11" table:formula="of:=ROUND((['b - Armes'.C15]*20)/40)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7" table:formula="of:=(['b - Armes'.F16]*10)+ (RANDBETWEEN( 0;5)*['b - Armes'.F16])" office:value-type="float" office:value="30" calcext:value-type="float">
            <text:p>30</text:p>
          </table:table-cell>
          <table:table-cell table:style-name="ce9" table:formula="of:=(['b - Armes'.C16]*2) + RANDBETWEEN(0;10)" office:value-type="float" office:value="61" calcext:value-type="float">
            <text:p>61</text:p>
          </table:table-cell>
          <table:table-cell table:style-name="ce11" table:formula="of:=ROUND((['b - Armes'.C16]*20)/40)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6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7" table:formula="of:=(['b - Armes'.F17]*10)+ (RANDBETWEEN( 0;5)*['b - Armes'.F17])" office:value-type="float" office:value="39" calcext:value-type="float">
            <text:p>39</text:p>
          </table:table-cell>
          <table:table-cell table:style-name="ce9" table:formula="of:=(['b - Armes'.C17]*2) + RANDBETWEEN(0;10)" office:value-type="float" office:value="84" calcext:value-type="float">
            <text:p>84</text:p>
          </table:table-cell>
          <table:table-cell table:style-name="ce11" table:formula="of:=ROUND((['b - Armes'.C17]*20)/40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7" table:formula="of:=(['b - Armes'.F18]*10)+ (RANDBETWEEN( 0;5)*['b - Armes'.F18])" office:value-type="float" office:value="30" calcext:value-type="float">
            <text:p>30</text:p>
          </table:table-cell>
          <table:table-cell table:style-name="ce9" table:formula="of:=(['b - Armes'.C18]*2) + RANDBETWEEN(0;10)" office:value-type="float" office:value="64" calcext:value-type="float">
            <text:p>64</text:p>
          </table:table-cell>
          <table:table-cell table:style-name="ce11" table:formula="of:=ROUND((['b - Armes'.C18]*20)/40)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7" table:formula="of:=(['b - Armes'.F19]*10)+ (RANDBETWEEN( 0;5)*['b - Armes'.F19])" office:value-type="float" office:value="39" calcext:value-type="float">
            <text:p>39</text:p>
          </table:table-cell>
          <table:table-cell table:style-name="ce9" table:formula="of:=(['b - Armes'.C19]*2) + RANDBETWEEN(0;10)" office:value-type="float" office:value="87" calcext:value-type="float">
            <text:p>87</text:p>
          </table:table-cell>
          <table:table-cell table:style-name="ce11" table:formula="of:=ROUND((['b - Armes'.C19]*20)/40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7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7" table:formula="of:=(['b - Armes'.F20]*10)+ (RANDBETWEEN( 0;5)*['b - Armes'.F20])" office:value-type="float" office:value="45" calcext:value-type="float">
            <text:p>45</text:p>
          </table:table-cell>
          <table:table-cell table:style-name="ce9" table:formula="of:=(['b - Armes'.C20]*2) + RANDBETWEEN(0;10)" office:value-type="float" office:value="93" calcext:value-type="float">
            <text:p>93</text:p>
          </table:table-cell>
          <table:table-cell table:style-name="ce11" table:formula="of:=ROUND((['b - Armes'.C20]*20)/40)" office:value-type="float" office:value="23" calcext:value-type="float">
            <text:p>23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8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7" table:formula="of:=(['b - Armes'.F21]*10)+ (RANDBETWEEN( 0;5)*['b - Armes'.F21])" office:value-type="float" office:value="33" calcext:value-type="float">
            <text:p>33</text:p>
          </table:table-cell>
          <table:table-cell table:style-name="ce9" table:formula="of:=(['b - Armes'.C21]*2) + RANDBETWEEN(0;10)" office:value-type="float" office:value="68" calcext:value-type="float">
            <text:p>68</text:p>
          </table:table-cell>
          <table:table-cell table:style-name="ce11" table:formula="of:=ROUND((['b - Armes'.C21]*20)/40)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8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7" table:formula="of:=(['b - Armes'.F22]*10)+ (RANDBETWEEN( 0;5)*['b - Armes'.F22])" office:value-type="float" office:value="44" calcext:value-type="float">
            <text:p>44</text:p>
          </table:table-cell>
          <table:table-cell table:style-name="ce9" table:formula="of:=(['b - Armes'.C22]*2) + RANDBETWEEN(0;10)" office:value-type="float" office:value="95" calcext:value-type="float">
            <text:p>95</text:p>
          </table:table-cell>
          <table:table-cell table:style-name="ce11" table:formula="of:=ROUND((['b - Armes'.C22]*20)/40)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0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7" table:formula="of:=(['b - Armes'.F23]*10)+ (RANDBETWEEN( 0;5)*['b - Armes'.F23])" office:value-type="float" office:value="60" calcext:value-type="float">
            <text:p>60</text:p>
          </table:table-cell>
          <table:table-cell table:style-name="ce9" table:formula="of:=(['b - Armes'.C23]*2) + RANDBETWEEN(0;10)" office:value-type="float" office:value="122" calcext:value-type="float">
            <text:p>122</text:p>
          </table:table-cell>
          <table:table-cell table:style-name="ce11" table:formula="of:=ROUND((['b - Armes'.C23]*20)/40)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7" table:formula="of:=(['b - Armes'.F24]*10)+ (RANDBETWEEN( 0;5)*['b - Armes'.F24])" office:value-type="float" office:value="44" calcext:value-type="float">
            <text:p>44</text:p>
          </table:table-cell>
          <table:table-cell table:style-name="ce9" table:formula="of:=(['b - Armes'.C24]*2) + RANDBETWEEN(0;10)" office:value-type="float" office:value="92" calcext:value-type="float">
            <text:p>92</text:p>
          </table:table-cell>
          <table:table-cell table:style-name="ce11" table:formula="of:=ROUND((['b - Armes'.C24]*20)/40)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7" table:formula="of:=(['b - Armes'.F25]*10)+ (RANDBETWEEN( 0;5)*['b - Armes'.F25])" office:value-type="float" office:value="40" calcext:value-type="float">
            <text:p>40</text:p>
          </table:table-cell>
          <table:table-cell table:style-name="ce9" table:formula="of:=(['b - Armes'.C25]*2) + RANDBETWEEN(0;10)" office:value-type="float" office:value="90" calcext:value-type="float">
            <text:p>90</text:p>
          </table:table-cell>
          <table:table-cell table:style-name="ce11" table:formula="of:=ROUND((['b - Armes'.C25]*20)/40)" office:value-type="float" office:value="20" calcext:value-type="float">
            <text:p>20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7" table:formula="of:=(['b - Armes'.F26]*10)+ (RANDBETWEEN( 0;5)*['b - Armes'.F26])" office:value-type="float" office:value="48" calcext:value-type="float">
            <text:p>48</text:p>
          </table:table-cell>
          <table:table-cell table:style-name="ce9" table:formula="of:=(['b - Armes'.C26]*2) + RANDBETWEEN(0;10)" office:value-type="float" office:value="104" calcext:value-type="float">
            <text:p>104</text:p>
          </table:table-cell>
          <table:table-cell table:style-name="ce11" table:formula="of:=ROUND((['b - Armes'.C26]*20)/40)" office:value-type="float" office:value="24" calcext:value-type="float">
            <text:p>2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8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7" table:formula="of:=(['b - Armes'.F27]*10)+ (RANDBETWEEN( 0;5)*['b - Armes'.F27])" office:value-type="float" office:value="48" calcext:value-type="float">
            <text:p>48</text:p>
          </table:table-cell>
          <table:table-cell table:style-name="ce9" table:formula="of:=(['b - Armes'.C27]*2) + RANDBETWEEN(0;10)" office:value-type="float" office:value="103" calcext:value-type="float">
            <text:p>103</text:p>
          </table:table-cell>
          <table:table-cell table:style-name="ce11" table:formula="of:=ROUND((['b - Armes'.C27]*20)/40)" office:value-type="float" office:value="24" calcext:value-type="float">
            <text:p>2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1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7" table:formula="of:=(['b - Armes'.F28]*10)+ (RANDBETWEEN( 0;5)*['b - Armes'.F28])" office:value-type="float" office:value="55" calcext:value-type="float">
            <text:p>55</text:p>
          </table:table-cell>
          <table:table-cell table:style-name="ce9" table:formula="of:=(['b - Armes'.C28]*2) + RANDBETWEEN(0;10)" office:value-type="float" office:value="116" calcext:value-type="float">
            <text:p>116</text:p>
          </table:table-cell>
          <table:table-cell table:style-name="ce11" table:formula="of:=ROUND((['b - Armes'.C28]*20)/40)" office:value-type="float" office:value="28" calcext:value-type="float">
            <text:p>2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7" table:formula="of:=(['b - Armes'.F29]*10)+ (RANDBETWEEN( 0;5)*['b - Armes'.F29])" office:value-type="float" office:value="65" calcext:value-type="float">
            <text:p>65</text:p>
          </table:table-cell>
          <table:table-cell table:style-name="ce9" table:formula="of:=(['b - Armes'.C29]*2) + RANDBETWEEN(0;10)" office:value-type="float" office:value="133" calcext:value-type="float">
            <text:p>133</text:p>
          </table:table-cell>
          <table:table-cell table:style-name="ce11" table:formula="of:=ROUND((['b - Armes'.C29]*20)/40)" office:value-type="float" office:value="33" calcext:value-type="float">
            <text:p>33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7" table:formula="of:=(['b - Armes'.F30]*10)+ (RANDBETWEEN( 0;5)*['b - Armes'.F30])" office:value-type="float" office:value="75" calcext:value-type="float">
            <text:p>75</text:p>
          </table:table-cell>
          <table:table-cell table:style-name="ce9" table:formula="of:=(['b - Armes'.C30]*2) + RANDBETWEEN(0;10)" office:value-type="float" office:value="158" calcext:value-type="float">
            <text:p>158</text:p>
          </table:table-cell>
          <table:table-cell table:style-name="ce11" table:formula="of:=ROUND((['b - Armes'.C30]*20)/40)" office:value-type="float" office:value="38" calcext:value-type="float">
            <text:p>3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7" table:formula="of:=(['b - Armes'.F31]*10)+ (RANDBETWEEN( 0;5)*['b - Armes'.F31])" office:value-type="float" office:value="65" calcext:value-type="float">
            <text:p>65</text:p>
          </table:table-cell>
          <table:table-cell table:style-name="ce9" table:formula="of:=(['b - Armes'.C31]*2) + RANDBETWEEN(0;10)" office:value-type="float" office:value="138" calcext:value-type="float">
            <text:p>138</text:p>
          </table:table-cell>
          <table:table-cell table:style-name="ce11" table:formula="of:=ROUND((['b - Armes'.C31]*20)/40)" office:value-type="float" office:value="33" calcext:value-type="float">
            <text:p>33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8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7" table:formula="of:=(['b - Armes'.F32]*10)+ (RANDBETWEEN( 0;5)*['b - Armes'.F32])" office:value-type="float" office:value="75" calcext:value-type="float">
            <text:p>75</text:p>
          </table:table-cell>
          <table:table-cell table:style-name="ce9" table:formula="of:=(['b - Armes'.C32]*2) + RANDBETWEEN(0;10)" office:value-type="float" office:value="156" calcext:value-type="float">
            <text:p>156</text:p>
          </table:table-cell>
          <table:table-cell table:style-name="ce11" table:formula="of:=ROUND((['b - Armes'.C32]*20)/40)" office:value-type="float" office:value="38" calcext:value-type="float">
            <text:p>38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7" table:formula="of:=(['b - Armes'.F33]*10)+ (RANDBETWEEN( 0;5)*['b - Armes'.F33])" office:value-type="float" office:value="70" calcext:value-type="float">
            <text:p>70</text:p>
          </table:table-cell>
          <table:table-cell table:style-name="ce9" table:formula="of:=(['b - Armes'.C33]*2) + RANDBETWEEN(0;10)" office:value-type="float" office:value="141" calcext:value-type="float">
            <text:p>141</text:p>
          </table:table-cell>
          <table:table-cell table:style-name="ce11" table:formula="of:=ROUND((['b - Armes'.C33]*20)/40)"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1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7" table:formula="of:=(['b - Armes'.F34]*10)+ (RANDBETWEEN( 0;5)*['b - Armes'.F34])" office:value-type="float" office:value="60" calcext:value-type="float">
            <text:p>60</text:p>
          </table:table-cell>
          <table:table-cell table:style-name="ce9" table:formula="of:=(['b - Armes'.C34]*2) + RANDBETWEEN(0;10)" office:value-type="float" office:value="124" calcext:value-type="float">
            <text:p>124</text:p>
          </table:table-cell>
          <table:table-cell table:style-name="ce11" table:formula="of:=ROUND((['b - Armes'.C34]*20)/40)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7" table:formula="of:=(['b - Armes'.F35]*10)+ (RANDBETWEEN( 0;5)*['b - Armes'.F35])" office:value-type="float" office:value="84" calcext:value-type="float">
            <text:p>84</text:p>
          </table:table-cell>
          <table:table-cell table:style-name="ce9" table:formula="of:=(['b - Armes'.C35]*2) + RANDBETWEEN(0;10)" office:value-type="float" office:value="175" calcext:value-type="float">
            <text:p>175</text:p>
          </table:table-cell>
          <table:table-cell table:style-name="ce11" table:formula="of:=ROUND((['b - Armes'.C35]*20)/40)" office:value-type="float" office:value="42" calcext:value-type="float">
            <text:p>42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7" table:formula="of:=(['b - Armes'.F36]*10)+ (RANDBETWEEN( 0;5)*['b - Armes'.F36])" office:value-type="float" office:value="78" calcext:value-type="float">
            <text:p>78</text:p>
          </table:table-cell>
          <table:table-cell table:style-name="ce9" table:formula="of:=(['b - Armes'.C36]*2) + RANDBETWEEN(0;10)" office:value-type="float" office:value="158" calcext:value-type="float">
            <text:p>158</text:p>
          </table:table-cell>
          <table:table-cell table:style-name="ce11" table:formula="of:=ROUND((['b - Armes'.C36]*20)/40)" office:value-type="float" office:value="39" calcext:value-type="float">
            <text:p>39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7" table:formula="of:=(['b - Armes'.F37]*10)+ (RANDBETWEEN( 0;5)*['b - Armes'.F37])" office:value-type="float" office:value="84" calcext:value-type="float">
            <text:p>84</text:p>
          </table:table-cell>
          <table:table-cell table:style-name="ce9" table:formula="of:=(['b - Armes'.C37]*2) + RANDBETWEEN(0;10)" office:value-type="float" office:value="177" calcext:value-type="float">
            <text:p>177</text:p>
          </table:table-cell>
          <table:table-cell table:style-name="ce11" table:formula="of:=ROUND((['b - Armes'.C37]*20)/40)" office:value-type="float" office:value="42" calcext:value-type="float">
            <text:p>42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1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7" table:formula="of:=(['b - Armes'.F38]*10)+ (RANDBETWEEN( 0;5)*['b - Armes'.F38])" office:value-type="float" office:value="84" calcext:value-type="float">
            <text:p>84</text:p>
          </table:table-cell>
          <table:table-cell table:style-name="ce9" table:formula="of:=(['b - Armes'.C38]*2) + RANDBETWEEN(0;10)" office:value-type="float" office:value="176" calcext:value-type="float">
            <text:p>176</text:p>
          </table:table-cell>
          <table:table-cell table:style-name="ce11" table:formula="of:=ROUND((['b - Armes'.C38]*20)/40)" office:value-type="float" office:value="42" calcext:value-type="float">
            <text:p>42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8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7" table:formula="of:=(['b - Armes'.F39]*10)+ (RANDBETWEEN( 0;5)*['b - Armes'.F39])" office:value-type="float" office:value="78" calcext:value-type="float">
            <text:p>78</text:p>
          </table:table-cell>
          <table:table-cell table:style-name="ce9" table:formula="of:=(['b - Armes'.C39]*2) + RANDBETWEEN(0;10)" office:value-type="float" office:value="156" calcext:value-type="float">
            <text:p>156</text:p>
          </table:table-cell>
          <table:table-cell table:style-name="ce11" table:formula="of:=ROUND((['b - Armes'.C39]*20)/40)" office:value-type="float" office:value="39" calcext:value-type="float">
            <text:p>39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5" table:number-rows-repeated="4">
          <table:table-cell table:number-columns-repeated="2"/>
          <table:table-cell table:style-name="Default" table:number-columns-repeated="4"/>
        </table:table-row>
        <table:table-row table:style-name="ro5" table:number-rows-repeated="1048532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7"/>
        <table:table-column table:style-name="co9" table:default-cell-style-name="ce9"/>
        <table:table-column table:style-name="co9" table:default-cell-style-name="ce11"/>
        <table:table-column table:style-name="co9" table:default-cell-style-name="ce14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Habit de noble</text:p>
          </table:table-cell>
          <table:table-cell table:formula="of:=T(&quot;C'est un &quot;) &amp; LOWER(['c - Vêtement'.A2])" office:value-type="string" office:string-value="C'est un habit de noble" calcext:value-type="string">
            <text:p>C'est un habit de noble</text:p>
          </table:table-cell>
          <table:table-cell office:value-type="float" office:value="10" calcext:value-type="float">
            <text:p>10</text:p>
          </table:table-cell>
          <table:table-cell table:formula="of:=(['c - Vêtement'.C2]*2) + RANDBETWEEN(0;10)" office:value-type="float" office:value="22" calcext:value-type="float">
            <text:p>22</text:p>
          </table:table-cell>
          <table:table-cell table:formula="of:=ROUND((['c - Vêtement'.C2]*20)/40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Marcel</text:p>
          </table:table-cell>
          <table:table-cell table:formula="of:=T(&quot;C'est un &quot;) &amp; LOWER(['c - Vêtement'.A3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(['c - Vêtement'.C3]*2) + RANDBETWEEN(0;10)" office:value-type="float" office:value="29" calcext:value-type="float">
            <text:p>29</text:p>
          </table:table-cell>
          <table:table-cell table:formula="of:=ROUND((['c - Vêtement'.C3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 office:value-type="string" calcext:value-type="string">
            <text:p>Toge en tissu</text:p>
          </table:table-cell>
          <table:table-cell table:formula="of:=T(&quot;C'est un &quot;) &amp; LOWER(['c - Vêtement'.A4])" office:value-type="string" office:string-value="C'est un toge en tissu" calcext:value-type="string">
            <text:p>C'est un toge en tissu</text:p>
          </table:table-cell>
          <table:table-cell table:formula="of:=(['c - Vêtement'.F4]*10)+ (RANDBETWEEN( 0;5)*['c - Vêtement'.F4])" office:value-type="float" office:value="11" calcext:value-type="float">
            <text:p>11</text:p>
          </table:table-cell>
          <table:table-cell table:formula="of:=(['c - Vêtement'.C4]*2) + RANDBETWEEN(0;10)" office:value-type="float" office:value="27" calcext:value-type="float">
            <text:p>27</text:p>
          </table:table-cell>
          <table:table-cell table:formula="of:=ROUND((['c - Vêtement'.C4]*20)/40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bit de paysan</text:p>
          </table:table-cell>
          <table:table-cell table:formula="of:=T(&quot;C'est un &quot;) &amp; LOWER(['c - Vêtement'.A5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(['c - Vêtement'.C5]*2) + RANDBETWEEN(0;10)" office:value-type="float" office:value="26" calcext:value-type="float">
            <text:p>26</text:p>
          </table:table-cell>
          <table:table-cell table:formula="of:=ROUND((['c - Vêtement'.C5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Tenue de voyageur</text:p>
          </table:table-cell>
          <table:table-cell table:formula="of:=T(&quot;C'est un &quot;) &amp; LOWER(['c - Vêtement'.A6])" office:value-type="string" office:string-value="C'est un tenue de voyageur" calcext:value-type="string">
            <text:p>C'est un tenue de voyageur</text:p>
          </table:table-cell>
          <table:table-cell office:value-type="float" office:value="14" calcext:value-type="float">
            <text:p>14</text:p>
          </table:table-cell>
          <table:table-cell table:formula="of:=(['c - Vêtement'.C6]*2) + RANDBETWEEN(0;10)" office:value-type="float" office:value="36" calcext:value-type="float">
            <text:p>36</text:p>
          </table:table-cell>
          <table:table-cell table:formula="of:=ROUND((['c - Vêtement'.C6]*20)/4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Fourrure</text:p>
          </table:table-cell>
          <table:table-cell table:formula="of:=T(&quot;C'est un &quot;) &amp; LOWER(['c - Vêtement'.A7])" office:value-type="string" office:string-value="C'est un fourrure" calcext:value-type="string">
            <text:p>C'est un fourrure</text:p>
          </table:table-cell>
          <table:table-cell office:value-type="float" office:value="15" calcext:value-type="float">
            <text:p>15</text:p>
          </table:table-cell>
          <table:table-cell table:formula="of:=(['c - Vêtement'.C7]*2) + RANDBETWEEN(0;10)" office:value-type="float" office:value="38" calcext:value-type="float">
            <text:p>38</text:p>
          </table:table-cell>
          <table:table-cell table:formula="of:=ROUND((['c - Vêtement'.C7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Salopette</text:p>
          </table:table-cell>
          <table:table-cell table:formula="of:=T(&quot;C'est un &quot;) &amp; LOWER(['c - Vêtement'.A8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(['c - Vêtement'.C8]*2) + RANDBETWEEN(0;10)" office:value-type="float" office:value="39" calcext:value-type="float">
            <text:p>39</text:p>
          </table:table-cell>
          <table:table-cell table:formula="of:=ROUND((['c - Vêtement'.C8]*20)/4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Habit de mineur</text:p>
          </table:table-cell>
          <table:table-cell table:formula="of:=T(&quot;C'est un &quot;) &amp; LOWER(['c - Vêtement'.A9])" office:value-type="string" office:string-value="C'est un habit de mineur" calcext:value-type="string">
            <text:p>C'est un habit de mineur</text:p>
          </table:table-cell>
          <table:table-cell office:value-type="float" office:value="17" calcext:value-type="float">
            <text:p>17</text:p>
          </table:table-cell>
          <table:table-cell table:formula="of:=(['c - Vêtement'.C9]*2) + RANDBETWEEN(0;10)" office:value-type="float" office:value="38" calcext:value-type="float">
            <text:p>38</text:p>
          </table:table-cell>
          <table:table-cell table:formula="of:=ROUND((['c - Vêtement'.C9]*20)/4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Chemise de maille</text:p>
          </table:table-cell>
          <table:table-cell table:formula="of:=T(&quot;C'est un &quot;) &amp; LOWER(['c - Vêtement'.A10])" office:value-type="string" office:string-value="C'est un chemise de maille" calcext:value-type="string">
            <text:p>C'est un chemise de maille</text:p>
          </table:table-cell>
          <table:table-cell table:formula="of:=(['c - Vêtement'.F10]*10)+ (RANDBETWEEN( 0;5)*['c - Vêtement'.F10])" office:value-type="float" office:value="24" calcext:value-type="float">
            <text:p>24</text:p>
          </table:table-cell>
          <table:table-cell table:formula="of:=(['c - Vêtement'.C10]*2) + RANDBETWEEN(0;10)" office:value-type="float" office:value="51" calcext:value-type="float">
            <text:p>51</text:p>
          </table:table-cell>
          <table:table-cell table:formula="of:=ROUND((['c - Vêtement'.C10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Armure de parade</text:p>
          </table:table-cell>
          <table:table-cell table:formula="of:=T(&quot;C'est un &quot;) &amp; LOWER(['c - Vêtement'.A11])" office:value-type="string" office:string-value="C'est un armure de parade" calcext:value-type="string">
            <text:p>C'est un armure de parade</text:p>
          </table:table-cell>
          <table:table-cell table:formula="of:=(['c - Vêtement'.F11]*10)+ (RANDBETWEEN( 0;5)*['c - Vêtement'.F11])" office:value-type="float" office:value="22" calcext:value-type="float">
            <text:p>22</text:p>
          </table:table-cell>
          <table:table-cell table:formula="of:=(['c - Vêtement'.C11]*2) + RANDBETWEEN(0;10)" office:value-type="float" office:value="48" calcext:value-type="float">
            <text:p>48</text:p>
          </table:table-cell>
          <table:table-cell table:formula="of:=ROUND((['c - Vêtement'.C11]*20)/4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Armure de bois</text:p>
          </table:table-cell>
          <table:table-cell table:formula="of:=T(&quot;C'est un &quot;) &amp; LOWER(['c - Vêtement'.A12])" office:value-type="string" office:string-value="C'est un armure de bois" calcext:value-type="string">
            <text:p>C'est un armure de bois</text:p>
          </table:table-cell>
          <table:table-cell table:formula="of:=(['c - Vêtement'.F12]*10)+ (RANDBETWEEN( 0;5)*['c - Vêtement'.F12])" office:value-type="float" office:value="20" calcext:value-type="float">
            <text:p>20</text:p>
          </table:table-cell>
          <table:table-cell table:formula="of:=(['c - Vêtement'.C12]*2) + RANDBETWEEN(0;10)" office:value-type="float" office:value="42" calcext:value-type="float">
            <text:p>42</text:p>
          </table:table-cell>
          <table:table-cell table:formula="of:=ROUND((['c - Vêtement'.C12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Cuirasse rouillée</text:p>
          </table:table-cell>
          <table:table-cell table:formula="of:=T(&quot;C'est un &quot;) &amp; LOWER(['c - Vêtement'.A13])" office:value-type="string" office:string-value="C'est un cuirasse rouillée" calcext:value-type="string">
            <text:p>C'est un cuirasse rouillée</text:p>
          </table:table-cell>
          <table:table-cell table:formula="of:=(['c - Vêtement'.F13]*10)+ (RANDBETWEEN( 0;5)*['c - Vêtement'.F13])" office:value-type="float" office:value="24" calcext:value-type="float">
            <text:p>24</text:p>
          </table:table-cell>
          <table:table-cell table:formula="of:=(['c - Vêtement'.C13]*2) + RANDBETWEEN(0;10)" office:value-type="float" office:value="49" calcext:value-type="float">
            <text:p>49</text:p>
          </table:table-cell>
          <table:table-cell table:formula="of:=ROUND((['c - Vêtement'.C13]*20)/4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Harnais de cuir</text:p>
          </table:table-cell>
          <table:table-cell table:formula="of:=T(&quot;C'est un &quot;) &amp; LOWER(['c - Vêtement'.A14])" office:value-type="string" office:string-value="C'est un harnais de cuir" calcext:value-type="string">
            <text:p>C'est un harnais de cuir</text:p>
          </table:table-cell>
          <table:table-cell table:formula="of:=(['c - Vêtement'.F14]*10)+ (RANDBETWEEN( 0;5)*['c - Vêtement'.F14])" office:value-type="float" office:value="30" calcext:value-type="float">
            <text:p>30</text:p>
          </table:table-cell>
          <table:table-cell table:formula="of:=(['c - Vêtement'.C14]*2) + RANDBETWEEN(0;10)" office:value-type="float" office:value="62" calcext:value-type="float">
            <text:p>62</text:p>
          </table:table-cell>
          <table:table-cell table:formula="of:=ROUND((['c - Vêtement'.C14]*20)/4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Veste renforcée</text:p>
          </table:table-cell>
          <table:table-cell table:formula="of:=T(&quot;C'est un &quot;) &amp; LOWER(['c - Vêtement'.A15])" office:value-type="string" office:string-value="C'est un veste renforcée" calcext:value-type="string">
            <text:p>C'est un veste renforcée</text:p>
          </table:table-cell>
          <table:table-cell table:formula="of:=(['c - Vêtement'.F15]*10)+ (RANDBETWEEN( 0;5)*['c - Vêtement'.F15])" office:value-type="float" office:value="20" calcext:value-type="float">
            <text:p>20</text:p>
          </table:table-cell>
          <table:table-cell table:formula="of:=(['c - Vêtement'.C15]*2) + RANDBETWEEN(0;10)" office:value-type="float" office:value="40" calcext:value-type="float">
            <text:p>40</text:p>
          </table:table-cell>
          <table:table-cell table:formula="of:=ROUND((['c - Vêtement'.C15]*20)/4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Plastron de cuir</text:p>
          </table:table-cell>
          <table:table-cell table:formula="of:=T(&quot;C'est un &quot;) &amp; LOWER(['c - Vêtement'.A16])" office:value-type="string" office:string-value="C'est un plastron de cuir" calcext:value-type="string">
            <text:p>C'est un plastron de cuir</text:p>
          </table:table-cell>
          <table:table-cell table:formula="of:=(['c - Vêtement'.F16]*10)+ (RANDBETWEEN( 0;5)*['c - Vêtement'.F16])" office:value-type="float" office:value="36" calcext:value-type="float">
            <text:p>36</text:p>
          </table:table-cell>
          <table:table-cell table:formula="of:=(['c - Vêtement'.C16]*2) + RANDBETWEEN(0;10)" office:value-type="float" office:value="74" calcext:value-type="float">
            <text:p>74</text:p>
          </table:table-cell>
          <table:table-cell table:formula="of:=ROUND((['c - Vêtement'.C16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Epaulières</text:p>
          </table:table-cell>
          <table:table-cell table:formula="of:=T(&quot;C'est un &quot;) &amp; LOWER(['c - Vêtement'.A17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17]*2) + RANDBETWEEN(0;10)" office:value-type="float" office:value="80" calcext:value-type="float">
            <text:p>80</text:p>
          </table:table-cell>
          <table:table-cell table:formula="of:=ROUND((['c - Vêtement'.C17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Tenue d'officier</text:p>
          </table:table-cell>
          <table:table-cell table:formula="of:=T(&quot;C'est un &quot;) &amp; LOWER(['c - Vêtement'.A18])" office:value-type="string" office:string-value="C'est un tenue d'officier" calcext:value-type="string">
            <text:p>C'est un tenue d'officier</text:p>
          </table:table-cell>
          <table:table-cell table:formula="of:=(['c - Vêtement'.F18]*10)+ (RANDBETWEEN( 0;5)*['c - Vêtement'.F18])" office:value-type="float" office:value="33" calcext:value-type="float">
            <text:p>33</text:p>
          </table:table-cell>
          <table:table-cell table:formula="of:=(['c - Vêtement'.C18]*2) + RANDBETWEEN(0;10)" office:value-type="float" office:value="74" calcext:value-type="float">
            <text:p>74</text:p>
          </table:table-cell>
          <table:table-cell table:formula="of:=ROUND((['c - Vêtement'.C18]*20)/4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3">
          <table:table-cell office:value-type="string" calcext:value-type="string">
            <text:p>Habit de bandit</text:p>
          </table:table-cell>
          <table:table-cell table:formula="of:=T(&quot;C'est un &quot;) &amp; LOWER(['c - Vêtement'.A19])" office:value-type="string" office:string-value="C'est un habit de bandit" calcext:value-type="string">
            <text:p>C'est un habit de bandit</text:p>
          </table:table-cell>
          <table:table-cell table:formula="of:=(['c - Vêtement'.F19]*10)+ (RANDBETWEEN( 0;5)*['c - Vêtement'.F19])" office:value-type="float" office:value="33" calcext:value-type="float">
            <text:p>33</text:p>
          </table:table-cell>
          <table:table-cell table:formula="of:=(['c - Vêtement'.C19]*2) + RANDBETWEEN(0;10)" office:value-type="float" office:value="70" calcext:value-type="float">
            <text:p>70</text:p>
          </table:table-cell>
          <table:table-cell table:formula="of:=ROUND((['c - Vêtement'.C19]*20)/40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table:formula="of:=T(&quot;C'est un &quot;) &amp; LOWER(['c - Vêtement'.A20])" office:value-type="string" office:string-value="C'est un plastron de fer" calcext:value-type="string">
            <text:p>C'est un plastron de fer</text:p>
          </table:table-cell>
          <table:table-cell table:formula="of:=(['c - Vêtement'.F20]*10)+ (RANDBETWEEN( 0;5)*['c - Vêtement'.F20])" office:value-type="float" office:value="36" calcext:value-type="float">
            <text:p>36</text:p>
          </table:table-cell>
          <table:table-cell table:formula="of:=(['c - Vêtement'.C20]*2) + RANDBETWEEN(0;10)" office:value-type="float" office:value="76" calcext:value-type="float">
            <text:p>76</text:p>
          </table:table-cell>
          <table:table-cell table:formula="of:=ROUND((['c - Vêtement'.C20]*20)/40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table:formula="of:=T(&quot;C'est un &quot;) &amp; LOWER(['c - Vêtement'.A21])" office:value-type="string" office:string-value="C'est un cotte de maille" calcext:value-type="string">
            <text:p>C'est un cotte de maille</text:p>
          </table:table-cell>
          <table:table-cell table:formula="of:=(['c - Vêtement'.F21]*10)+ (RANDBETWEEN( 0;5)*['c - Vêtement'.F21])" office:value-type="float" office:value="45" calcext:value-type="float">
            <text:p>45</text:p>
          </table:table-cell>
          <table:table-cell table:formula="of:=(['c - Vêtement'.C21]*2) + RANDBETWEEN(0;10)" office:value-type="float" office:value="100" calcext:value-type="float">
            <text:p>100</text:p>
          </table:table-cell>
          <table:table-cell table:formula="of:=ROUND((['c - Vêtement'.C21]*20)/40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table:formula="of:=T(&quot;C'est un &quot;) &amp; LOWER(['c - Vêtement'.A22])" office:value-type="string" office:string-value="C'est un chemise de maille" calcext:value-type="string">
            <text:p>C'est un chemise de maille</text:p>
          </table:table-cell>
          <table:table-cell table:formula="of:=(['c - Vêtement'.F22]*10)+ (RANDBETWEEN( 0;5)*['c - Vêtement'.F22])" office:value-type="float" office:value="44" calcext:value-type="float">
            <text:p>44</text:p>
          </table:table-cell>
          <table:table-cell table:formula="of:=(['c - Vêtement'.C22]*2) + RANDBETWEEN(0;10)" office:value-type="float" office:value="94" calcext:value-type="float">
            <text:p>94</text:p>
          </table:table-cell>
          <table:table-cell table:formula="of:=ROUND((['c - Vêtement'.C22]*20)/40)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table:formula="of:=T(&quot;C'est un &quot;) &amp; LOWER(['c - Vêtement'.A23])" office:value-type="string" office:string-value="C'est un armure de parade" calcext:value-type="string">
            <text:p>C'est un armure de parade</text:p>
          </table:table-cell>
          <table:table-cell table:formula="of:=(['c - Vêtement'.F23]*10)+ (RANDBETWEEN( 0;5)*['c - Vêtement'.F23])" office:value-type="float" office:value="56" calcext:value-type="float">
            <text:p>56</text:p>
          </table:table-cell>
          <table:table-cell table:formula="of:=(['c - Vêtement'.C23]*2) + RANDBETWEEN(0;10)" office:value-type="float" office:value="113" calcext:value-type="float">
            <text:p>113</text:p>
          </table:table-cell>
          <table:table-cell table:formula="of:=ROUND((['c - Vêtement'.C23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table:formula="of:=T(&quot;C'est un &quot;) &amp; LOWER(['c - Vêtement'.A24])" office:value-type="string" office:string-value="C'est un armure de bois" calcext:value-type="string">
            <text:p>C'est un armure de bois</text:p>
          </table:table-cell>
          <table:table-cell table:formula="of:=(['c - Vêtement'.F24]*10)+ (RANDBETWEEN( 0;5)*['c - Vêtement'.F24])" office:value-type="float" office:value="52" calcext:value-type="float">
            <text:p>52</text:p>
          </table:table-cell>
          <table:table-cell table:formula="of:=(['c - Vêtement'.C24]*2) + RANDBETWEEN(0;10)" office:value-type="float" office:value="109" calcext:value-type="float">
            <text:p>109</text:p>
          </table:table-cell>
          <table:table-cell table:formula="of:=ROUND((['c - Vêtement'.C24]*20)/4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table:formula="of:=T(&quot;C'est un &quot;) &amp; LOWER(['c - Vêtement'.A25])" office:value-type="string" office:string-value="C'est un cuirasse rouillée" calcext:value-type="string">
            <text:p>C'est un cuirasse rouillée</text:p>
          </table:table-cell>
          <table:table-cell table:formula="of:=(['c - Vêtement'.F25]*10)+ (RANDBETWEEN( 0;5)*['c - Vêtement'.F25])" office:value-type="float" office:value="56" calcext:value-type="float">
            <text:p>56</text:p>
          </table:table-cell>
          <table:table-cell table:formula="of:=(['c - Vêtement'.C25]*2) + RANDBETWEEN(0;10)" office:value-type="float" office:value="118" calcext:value-type="float">
            <text:p>118</text:p>
          </table:table-cell>
          <table:table-cell table:formula="of:=ROUND((['c - Vêtement'.C25]*20)/40)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table:formula="of:=T(&quot;C'est un &quot;) &amp; LOWER(['c - Vêtement'.A26])" office:value-type="string" office:string-value="C'est un harnais de cuir" calcext:value-type="string">
            <text:p>C'est un harnais de cuir</text:p>
          </table:table-cell>
          <table:table-cell table:formula="of:=(['c - Vêtement'.F26]*10)+ (RANDBETWEEN( 0;5)*['c - Vêtement'.F26])" office:value-type="float" office:value="40" calcext:value-type="float">
            <text:p>40</text:p>
          </table:table-cell>
          <table:table-cell table:formula="of:=(['c - Vêtement'.C26]*2) + RANDBETWEEN(0;10)" office:value-type="float" office:value="88" calcext:value-type="float">
            <text:p>88</text:p>
          </table:table-cell>
          <table:table-cell table:formula="of:=ROUND((['c - Vêtement'.C26]*20)/4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Veste renforcée</text:p>
          </table:table-cell>
          <table:table-cell table:formula="of:=T(&quot;C'est un &quot;) &amp; LOWER(['c - Vêtement'.A27])" office:value-type="string" office:string-value="C'est un veste renforcée" calcext:value-type="string">
            <text:p>C'est un veste renforcée</text:p>
          </table:table-cell>
          <table:table-cell table:formula="of:=(['c - Vêtement'.F27]*10)+ (RANDBETWEEN( 0;5)*['c - Vêtement'.F27])" office:value-type="float" office:value="48" calcext:value-type="float">
            <text:p>48</text:p>
          </table:table-cell>
          <table:table-cell table:formula="of:=(['c - Vêtement'.C27]*2) + RANDBETWEEN(0;10)" office:value-type="float" office:value="100" calcext:value-type="float">
            <text:p>100</text:p>
          </table:table-cell>
          <table:table-cell table:formula="of:=ROUND((['c - Vêtement'.C27]*20)/40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Plastron de cuir</text:p>
          </table:table-cell>
          <table:table-cell table:formula="of:=T(&quot;C'est un &quot;) &amp; LOWER(['c - Vêtement'.A28])" office:value-type="string" office:string-value="C'est un plastron de cuir" calcext:value-type="string">
            <text:p>C'est un plastron de cuir</text:p>
          </table:table-cell>
          <table:table-cell table:formula="of:=(['c - Vêtement'.F28]*10)+ (RANDBETWEEN( 0;5)*['c - Vêtement'.F28])" office:value-type="float" office:value="75" calcext:value-type="float">
            <text:p>75</text:p>
          </table:table-cell>
          <table:table-cell table:formula="of:=(['c - Vêtement'.C28]*2) + RANDBETWEEN(0;10)" office:value-type="float" office:value="151" calcext:value-type="float">
            <text:p>151</text:p>
          </table:table-cell>
          <table:table-cell table:formula="of:=ROUND((['c - Vêtement'.C28]*20)/40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Epaulières</text:p>
          </table:table-cell>
          <table:table-cell table:formula="of:=T(&quot;C'est un &quot;) &amp; LOWER(['c - Vêtement'.A29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29]*2) + RANDBETWEEN(0;10)" office:value-type="float" office:value="77" calcext:value-type="float">
            <text:p>77</text:p>
          </table:table-cell>
          <table:table-cell table:formula="of:=ROUND((['c - Vêtement'.C29]*20)/40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table:formula="of:=T(&quot;C'est un &quot;) &amp; LOWER(['c - Vêtement'.A30])" office:value-type="string" office:string-value="C'est un tenue d'officier" calcext:value-type="string">
            <text:p>C'est un tenue d'officier</text:p>
          </table:table-cell>
          <table:table-cell table:formula="of:=(['c - Vêtement'.F30]*10)+ (RANDBETWEEN( 0;5)*['c - Vêtement'.F30])" office:value-type="float" office:value="65" calcext:value-type="float">
            <text:p>65</text:p>
          </table:table-cell>
          <table:table-cell table:formula="of:=(['c - Vêtement'.C30]*2) + RANDBETWEEN(0;10)" office:value-type="float" office:value="140" calcext:value-type="float">
            <text:p>140</text:p>
          </table:table-cell>
          <table:table-cell table:formula="of:=ROUND((['c - Vêtement'.C30]*20)/40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table:formula="of:=T(&quot;C'est un &quot;) &amp; LOWER(['c - Vêtement'.A31])" office:value-type="string" office:string-value="C'est un habit de bandit" calcext:value-type="string">
            <text:p>C'est un habit de bandit</text:p>
          </table:table-cell>
          <table:table-cell table:formula="of:=(['c - Vêtement'.F31]*10)+ (RANDBETWEEN( 0;5)*['c - Vêtement'.F31])" office:value-type="float" office:value="70" calcext:value-type="float">
            <text:p>70</text:p>
          </table:table-cell>
          <table:table-cell table:formula="of:=(['c - Vêtement'.C31]*2) + RANDBETWEEN(0;10)" office:value-type="float" office:value="143" calcext:value-type="float">
            <text:p>143</text:p>
          </table:table-cell>
          <table:table-cell table:formula="of:=ROUND((['c - Vêtement'.C31]*20)/40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table:formula="of:=T(&quot;C'est un &quot;) &amp; LOWER(['c - Vêtement'.A32])" office:value-type="string" office:string-value="C'est un plastron de fer" calcext:value-type="string">
            <text:p>C'est un plastron de fer</text:p>
          </table:table-cell>
          <table:table-cell table:formula="of:=(['c - Vêtement'.F32]*10)+ (RANDBETWEEN( 0;5)*['c - Vêtement'.F32])" office:value-type="float" office:value="75" calcext:value-type="float">
            <text:p>75</text:p>
          </table:table-cell>
          <table:table-cell table:formula="of:=(['c - Vêtement'.C32]*2) + RANDBETWEEN(0;10)" office:value-type="float" office:value="157" calcext:value-type="float">
            <text:p>157</text:p>
          </table:table-cell>
          <table:table-cell table:formula="of:=ROUND((['c - Vêtement'.C32]*20)/40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table:formula="of:=T(&quot;C'est un &quot;) &amp; LOWER(['c - Vêtement'.A33])" office:value-type="string" office:string-value="C'est un cotte de maille" calcext:value-type="string">
            <text:p>C'est un cotte de maille</text:p>
          </table:table-cell>
          <table:table-cell table:formula="of:=(['c - Vêtement'.F33]*10)+ (RANDBETWEEN( 0;5)*['c - Vêtement'.F33])" office:value-type="float" office:value="70" calcext:value-type="float">
            <text:p>70</text:p>
          </table:table-cell>
          <table:table-cell table:formula="of:=(['c - Vêtement'.C33]*2) + RANDBETWEEN(0;10)" office:value-type="float" office:value="143" calcext:value-type="float">
            <text:p>143</text:p>
          </table:table-cell>
          <table:table-cell table:formula="of:=ROUND((['c - Vêtement'.C33]*20)/40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table:formula="of:=T(&quot;C'est un &quot;) &amp; LOWER(['c - Vêtement'.A34])" office:value-type="string" office:string-value="C'est un chemise de maille" calcext:value-type="string">
            <text:p>C'est un chemise de maille</text:p>
          </table:table-cell>
          <table:table-cell table:formula="of:=(['c - Vêtement'.F34]*10)+ (RANDBETWEEN( 0;5)*['c - Vêtement'.F34])" office:value-type="float" office:value="60" calcext:value-type="float">
            <text:p>60</text:p>
          </table:table-cell>
          <table:table-cell table:formula="of:=(['c - Vêtement'.C34]*2) + RANDBETWEEN(0;10)" office:value-type="float" office:value="124" calcext:value-type="float">
            <text:p>124</text:p>
          </table:table-cell>
          <table:table-cell table:formula="of:=ROUND((['c - Vêtement'.C34]*20)/4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table:formula="of:=T(&quot;C'est un &quot;) &amp; LOWER(['c - Vêtement'.A35])" office:value-type="string" office:string-value="C'est un armure de parade" calcext:value-type="string">
            <text:p>C'est un armure de parade</text:p>
          </table:table-cell>
          <table:table-cell table:formula="of:=(['c - Vêtement'.F35]*10)+ (RANDBETWEEN( 0;5)*['c - Vêtement'.F35])" office:value-type="float" office:value="84" calcext:value-type="float">
            <text:p>84</text:p>
          </table:table-cell>
          <table:table-cell table:formula="of:=(['c - Vêtement'.C35]*2) + RANDBETWEEN(0;10)" office:value-type="float" office:value="170" calcext:value-type="float">
            <text:p>170</text:p>
          </table:table-cell>
          <table:table-cell table:formula="of:=ROUND((['c - Vêtement'.C35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table:formula="of:=T(&quot;C'est un &quot;) &amp; LOWER(['c - Vêtement'.A36])" office:value-type="string" office:string-value="C'est un armure de bois" calcext:value-type="string">
            <text:p>C'est un armure de bois</text:p>
          </table:table-cell>
          <table:table-cell table:formula="of:=(['c - Vêtement'.F36]*10)+ (RANDBETWEEN( 0;5)*['c - Vêtement'.F36])" office:value-type="float" office:value="78" calcext:value-type="float">
            <text:p>78</text:p>
          </table:table-cell>
          <table:table-cell table:formula="of:=(['c - Vêtement'.C36]*2) + RANDBETWEEN(0;10)" office:value-type="float" office:value="162" calcext:value-type="float">
            <text:p>162</text:p>
          </table:table-cell>
          <table:table-cell table:formula="of:=ROUND((['c - Vêtement'.C36]*20)/40)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table:formula="of:=T(&quot;C'est un &quot;) &amp; LOWER(['c - Vêtement'.A37])" office:value-type="string" office:string-value="C'est un cuirasse rouillée" calcext:value-type="string">
            <text:p>C'est un cuirasse rouillée</text:p>
          </table:table-cell>
          <table:table-cell table:formula="of:=(['c - Vêtement'.F37]*10)+ (RANDBETWEEN( 0;5)*['c - Vêtement'.F37])" office:value-type="float" office:value="66" calcext:value-type="float">
            <text:p>66</text:p>
          </table:table-cell>
          <table:table-cell table:formula="of:=(['c - Vêtement'.C37]*2) + RANDBETWEEN(0;10)" office:value-type="float" office:value="133" calcext:value-type="float">
            <text:p>133</text:p>
          </table:table-cell>
          <table:table-cell table:formula="of:=ROUND((['c - Vêtement'.C37]*20)/40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table:formula="of:=T(&quot;C'est un &quot;) &amp; LOWER(['c - Vêtement'.A38])" office:value-type="string" office:string-value="C'est un harnais de cuir" calcext:value-type="string">
            <text:p>C'est un harnais de cuir</text:p>
          </table:table-cell>
          <table:table-cell table:formula="of:=(['c - Vêtement'.F38]*10)+ (RANDBETWEEN( 0;5)*['c - Vêtement'.F38])" office:value-type="float" office:value="84" calcext:value-type="float">
            <text:p>84</text:p>
          </table:table-cell>
          <table:table-cell table:formula="of:=(['c - Vêtement'.C38]*2) + RANDBETWEEN(0;10)" office:value-type="float" office:value="174" calcext:value-type="float">
            <text:p>174</text:p>
          </table:table-cell>
          <table:table-cell table:formula="of:=ROUND((['c - Vêtement'.C38]*20)/40)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Veste renforcée</text:p>
          </table:table-cell>
          <table:table-cell table:formula="of:=T(&quot;C'est un &quot;) &amp; LOWER(['c - Vêtement'.A39])" office:value-type="string" office:string-value="C'est un veste renforcée" calcext:value-type="string">
            <text:p>C'est un veste renforcée</text:p>
          </table:table-cell>
          <table:table-cell table:formula="of:=(['c - Vêtement'.F39]*10)+ (RANDBETWEEN( 0;5)*['c - Vêtement'.F39])" office:value-type="float" office:value="72" calcext:value-type="float">
            <text:p>72</text:p>
          </table:table-cell>
          <table:table-cell table:formula="of:=(['c - Vêtement'.C39]*2) + RANDBETWEEN(0;10)" office:value-type="float" office:value="149" calcext:value-type="float">
            <text:p>149</text:p>
          </table:table-cell>
          <table:table-cell table:formula="of:=ROUND((['c - Vêtement'.C39]*20)/40)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office:value-type="string" calcext:value-type="string">
            <text:p>Plastron de cuir</text:p>
          </table:table-cell>
          <table:table-cell table:formula="of:=T(&quot;C'est un &quot;) &amp; LOWER(['c - Vêtement'.A40])" office:value-type="string" office:string-value="C'est un plastron de cuir" calcext:value-type="string">
            <text:p>C'est un plastron de cuir</text:p>
          </table:table-cell>
          <table:table-cell table:formula="of:=(['c - Vêtement'.F40]*10)+ (RANDBETWEEN( 0;5)*['c - Vêtement'.F40])" office:value-type="float" office:value="98" calcext:value-type="float">
            <text:p>98</text:p>
          </table:table-cell>
          <table:table-cell table:formula="of:=(['c - Vêtement'.C40]*2) + RANDBETWEEN(0;10)" office:value-type="float" office:value="201" calcext:value-type="float">
            <text:p>201</text:p>
          </table:table-cell>
          <table:table-cell table:formula="of:=ROUND((['c - Vêtement'.C40]*20)/40)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Epaulières</text:p>
          </table:table-cell>
          <table:table-cell table:formula="of:=T(&quot;C'est un &quot;) &amp; LOWER(['c - Vêtement'.A41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41]*2) + RANDBETWEEN(0;10)" office:value-type="float" office:value="78" calcext:value-type="float">
            <text:p>78</text:p>
          </table:table-cell>
          <table:table-cell table:formula="of:=ROUND((['c - Vêtement'.C41]*20)/40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table:formula="of:=T(&quot;C'est un &quot;) &amp; LOWER(['c - Vêtement'.A42])" office:value-type="string" office:string-value="C'est un tenue d'officier" calcext:value-type="string">
            <text:p>C'est un tenue d'officier</text:p>
          </table:table-cell>
          <table:table-cell table:formula="of:=(['c - Vêtement'.F42]*10)+ (RANDBETWEEN( 0;5)*['c - Vêtement'.F42])" office:value-type="float" office:value="84" calcext:value-type="float">
            <text:p>84</text:p>
          </table:table-cell>
          <table:table-cell table:formula="of:=(['c - Vêtement'.C42]*2) + RANDBETWEEN(0;10)" office:value-type="float" office:value="169" calcext:value-type="float">
            <text:p>169</text:p>
          </table:table-cell>
          <table:table-cell table:formula="of:=ROUND((['c - Vêtement'.C42]*20)/40)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table:formula="of:=T(&quot;C'est un &quot;) &amp; LOWER(['c - Vêtement'.A43])" office:value-type="string" office:string-value="C'est un habit de bandit" calcext:value-type="string">
            <text:p>C'est un habit de bandit</text:p>
          </table:table-cell>
          <table:table-cell table:formula="of:=(['c - Vêtement'.F43]*10)+ (RANDBETWEEN( 0;5)*['c - Vêtement'.F43])" office:value-type="float" office:value="84" calcext:value-type="float">
            <text:p>84</text:p>
          </table:table-cell>
          <table:table-cell table:formula="of:=(['c - Vêtement'.C43]*2) + RANDBETWEEN(0;10)" office:value-type="float" office:value="177" calcext:value-type="float">
            <text:p>177</text:p>
          </table:table-cell>
          <table:table-cell table:formula="of:=ROUND((['c - Vêtement'.C43]*20)/40)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table:formula="of:=T(&quot;C'est un &quot;) &amp; LOWER(['c - Vêtement'.A44])" office:value-type="string" office:string-value="C'est un plastron de fer" calcext:value-type="string">
            <text:p>C'est un plastron de fer</text:p>
          </table:table-cell>
          <table:table-cell table:formula="of:=(['c - Vêtement'.F44]*10)+ (RANDBETWEEN( 0;5)*['c - Vêtement'.F44])" office:value-type="float" office:value="84" calcext:value-type="float">
            <text:p>84</text:p>
          </table:table-cell>
          <table:table-cell table:formula="of:=(['c - Vêtement'.C44]*2) + RANDBETWEEN(0;10)" office:value-type="float" office:value="176" calcext:value-type="float">
            <text:p>176</text:p>
          </table:table-cell>
          <table:table-cell table:formula="of:=ROUND((['c - Vêtement'.C44]*20)/40)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0">
          <table:table-cell office:value-type="string" calcext:value-type="string">
            <text:p>Cotte de maille</text:p>
          </table:table-cell>
          <table:table-cell table:formula="of:=T(&quot;C'est un &quot;) &amp; LOWER(['c - Vêtement'.A45])" office:value-type="string" office:string-value="C'est un cotte de maille" calcext:value-type="string">
            <text:p>C'est un cotte de maille</text:p>
          </table:table-cell>
          <table:table-cell table:formula="of:=(['c - Vêtement'.F45]*10)+ (RANDBETWEEN( 0;5)*['c - Vêtement'.F45])" office:value-type="float" office:value="91" calcext:value-type="float">
            <text:p>91</text:p>
          </table:table-cell>
          <table:table-cell table:formula="of:=(['c - Vêtement'.C45]*2) + RANDBETWEEN(0;10)" office:value-type="float" office:value="186" calcext:value-type="float">
            <text:p>186</text:p>
          </table:table-cell>
          <table:table-cell table:formula="of:=ROUND((['c - Vêtement'.C45]*20)/40)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Chemise de maille</text:p>
          </table:table-cell>
          <table:table-cell table:formula="of:=T(&quot;C'est un &quot;) &amp; LOWER(['c - Vêtement'.A46])" office:value-type="string" office:string-value="C'est un chemise de maille" calcext:value-type="string">
            <text:p>C'est un chemise de maille</text:p>
          </table:table-cell>
          <table:table-cell table:formula="of:=(['c - Vêtement'.F46]*10)+ (RANDBETWEEN( 0;5)*['c - Vêtement'.F46])" office:value-type="float" office:value="80" calcext:value-type="float">
            <text:p>80</text:p>
          </table:table-cell>
          <table:table-cell table:formula="of:=(['c - Vêtement'.C46]*2) + RANDBETWEEN(0;10)" office:value-type="float" office:value="169" calcext:value-type="float">
            <text:p>169</text:p>
          </table:table-cell>
          <table:table-cell table:formula="of:=ROUND((['c - Vêtement'.C46]*20)/4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Armure de parade</text:p>
          </table:table-cell>
          <table:table-cell table:formula="of:=T(&quot;C'est un &quot;) &amp; LOWER(['c - Vêtement'.A47])" office:value-type="string" office:string-value="C'est un armure de parade" calcext:value-type="string">
            <text:p>C'est un armure de parade</text:p>
          </table:table-cell>
          <table:table-cell table:formula="of:=(['c - Vêtement'.F47]*10)+ (RANDBETWEEN( 0;5)*['c - Vêtement'.F47])" office:value-type="float" office:value="104" calcext:value-type="float">
            <text:p>104</text:p>
          </table:table-cell>
          <table:table-cell table:formula="of:=(['c - Vêtement'.C47]*2) + RANDBETWEEN(0;10)" office:value-type="float" office:value="218" calcext:value-type="float">
            <text:p>218</text:p>
          </table:table-cell>
          <table:table-cell table:formula="of:=ROUND((['c - Vêtement'.C47]*20)/40)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Armure de bois</text:p>
          </table:table-cell>
          <table:table-cell table:formula="of:=T(&quot;C'est un &quot;) &amp; LOWER(['c - Vêtement'.A48])" office:value-type="string" office:string-value="C'est un armure de bois" calcext:value-type="string">
            <text:p>C'est un armure de bois</text:p>
          </table:table-cell>
          <table:table-cell table:formula="of:=(['c - Vêtement'.F48]*10)+ (RANDBETWEEN( 0;5)*['c - Vêtement'.F48])" office:value-type="float" office:value="120" calcext:value-type="float">
            <text:p>120</text:p>
          </table:table-cell>
          <table:table-cell table:formula="of:=(['c - Vêtement'.C48]*2) + RANDBETWEEN(0;10)" office:value-type="float" office:value="245" calcext:value-type="float">
            <text:p>245</text:p>
          </table:table-cell>
          <table:table-cell table:formula="of:=ROUND((['c - Vêtement'.C48]*20)/40)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Cuirasse rouillée</text:p>
          </table:table-cell>
          <table:table-cell table:formula="of:=T(&quot;C'est un &quot;) &amp; LOWER(['c - Vêtement'.A49])" office:value-type="string" office:string-value="C'est un cuirasse rouillée" calcext:value-type="string">
            <text:p>C'est un cuirasse rouillée</text:p>
          </table:table-cell>
          <table:table-cell table:formula="of:=(['c - Vêtement'.F49]*10)+ (RANDBETWEEN( 0;5)*['c - Vêtement'.F49])" office:value-type="float" office:value="96" calcext:value-type="float">
            <text:p>96</text:p>
          </table:table-cell>
          <table:table-cell table:formula="of:=(['c - Vêtement'.C49]*2) + RANDBETWEEN(0;10)" office:value-type="float" office:value="200" calcext:value-type="float">
            <text:p>200</text:p>
          </table:table-cell>
          <table:table-cell table:formula="of:=ROUND((['c - Vêtement'.C49]*20)/40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Harnais de cuir</text:p>
          </table:table-cell>
          <table:table-cell table:formula="of:=T(&quot;C'est un &quot;) &amp; LOWER(['c - Vêtement'.A50])" office:value-type="string" office:string-value="C'est un harnais de cuir" calcext:value-type="string">
            <text:p>C'est un harnais de cuir</text:p>
          </table:table-cell>
          <table:table-cell table:formula="of:=(['c - Vêtement'.F50]*10)+ (RANDBETWEEN( 0;5)*['c - Vêtement'.F50])" office:value-type="float" office:value="80" calcext:value-type="float">
            <text:p>80</text:p>
          </table:table-cell>
          <table:table-cell table:formula="of:=(['c - Vêtement'.C50]*2) + RANDBETWEEN(0;10)" office:value-type="float" office:value="163" calcext:value-type="float">
            <text:p>163</text:p>
          </table:table-cell>
          <table:table-cell table:formula="of:=ROUND((['c - Vêtement'.C50]*20)/4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Veste renforcée</text:p>
          </table:table-cell>
          <table:table-cell table:formula="of:=T(&quot;C'est un &quot;) &amp; LOWER(['c - Vêtement'.A51])" office:value-type="string" office:string-value="C'est un veste renforcée" calcext:value-type="string">
            <text:p>C'est un veste renforcée</text:p>
          </table:table-cell>
          <table:table-cell table:formula="of:=(['c - Vêtement'.F51]*10)+ (RANDBETWEEN( 0;5)*['c - Vêtement'.F51])" office:value-type="float" office:value="80" calcext:value-type="float">
            <text:p>80</text:p>
          </table:table-cell>
          <table:table-cell table:formula="of:=(['c - Vêtement'.C51]*2) + RANDBETWEEN(0;10)" office:value-type="float" office:value="164" calcext:value-type="float">
            <text:p>164</text:p>
          </table:table-cell>
          <table:table-cell table:formula="of:=ROUND((['c - Vêtement'.C51]*20)/4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Plastron de cuir</text:p>
          </table:table-cell>
          <table:table-cell table:formula="of:=T(&quot;C'est un &quot;) &amp; LOWER(['c - Vêtement'.A52])" office:value-type="string" office:string-value="C'est un plastron de cuir" calcext:value-type="string">
            <text:p>C'est un plastron de cuir</text:p>
          </table:table-cell>
          <table:table-cell table:formula="of:=(['c - Vêtement'.F52]*10)+ (RANDBETWEEN( 0;5)*['c - Vêtement'.F52])" office:value-type="float" office:value="108" calcext:value-type="float">
            <text:p>108</text:p>
          </table:table-cell>
          <table:table-cell table:formula="of:=(['c - Vêtement'.C52]*2) + RANDBETWEEN(0;10)" office:value-type="float" office:value="218" calcext:value-type="float">
            <text:p>218</text:p>
          </table:table-cell>
          <table:table-cell table:formula="of:=ROUND((['c - Vêtement'.C52]*20)/40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Epaulières</text:p>
          </table:table-cell>
          <table:table-cell table:formula="of:=T(&quot;C'est un &quot;) &amp; LOWER(['c - Vêtement'.A53])" office:value-type="string" office:string-value="C'est un epaulières" calcext:value-type="string">
            <text:p>C'est un epaulières</text:p>
          </table:table-cell>
          <table:table-cell office:value-type="float" office:value="35" calcext:value-type="float">
            <text:p>35</text:p>
          </table:table-cell>
          <table:table-cell table:formula="of:=(['c - Vêtement'.C53]*2) + RANDBETWEEN(0;10)" office:value-type="float" office:value="74" calcext:value-type="float">
            <text:p>74</text:p>
          </table:table-cell>
          <table:table-cell table:formula="of:=ROUND((['c - Vêtement'.C53]*20)/40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Tenue d'officier</text:p>
          </table:table-cell>
          <table:table-cell table:formula="of:=T(&quot;C'est un &quot;) &amp; LOWER(['c - Vêtement'.A54])" office:value-type="string" office:string-value="C'est un tenue d'officier" calcext:value-type="string">
            <text:p>C'est un tenue d'officier</text:p>
          </table:table-cell>
          <table:table-cell table:formula="of:=(['c - Vêtement'.F54]*10)+ (RANDBETWEEN( 0;5)*['c - Vêtement'.F54])" office:value-type="float" office:value="108" calcext:value-type="float">
            <text:p>108</text:p>
          </table:table-cell>
          <table:table-cell table:formula="of:=(['c - Vêtement'.C54]*2) + RANDBETWEEN(0;10)" office:value-type="float" office:value="221" calcext:value-type="float">
            <text:p>221</text:p>
          </table:table-cell>
          <table:table-cell table:formula="of:=ROUND((['c - Vêtement'.C54]*20)/40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Habit de bandit</text:p>
          </table:table-cell>
          <table:table-cell table:formula="of:=T(&quot;C'est un &quot;) &amp; LOWER(['c - Vêtement'.A55])" office:value-type="string" office:string-value="C'est un habit de bandit" calcext:value-type="string">
            <text:p>C'est un habit de bandit</text:p>
          </table:table-cell>
          <table:table-cell table:formula="of:=(['c - Vêtement'.F55]*10)+ (RANDBETWEEN( 0;5)*['c - Vêtement'.F55])" office:value-type="float" office:value="117" calcext:value-type="float">
            <text:p>117</text:p>
          </table:table-cell>
          <table:table-cell table:formula="of:=(['c - Vêtement'.C55]*2) + RANDBETWEEN(0;10)" office:value-type="float" office:value="240" calcext:value-type="float">
            <text:p>240</text:p>
          </table:table-cell>
          <table:table-cell table:formula="of:=ROUND((['c - Vêtement'.C55]*20)/40)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Plastron de fer</text:p>
          </table:table-cell>
          <table:table-cell table:formula="of:=T(&quot;C'est un &quot;) &amp; LOWER(['c - Vêtement'.A56])" office:value-type="string" office:string-value="C'est un plastron de fer" calcext:value-type="string">
            <text:p>C'est un plastron de fer</text:p>
          </table:table-cell>
          <table:table-cell table:formula="of:=(['c - Vêtement'.F56]*10)+ (RANDBETWEEN( 0;5)*['c - Vêtement'.F56])" office:value-type="float" office:value="126" calcext:value-type="float">
            <text:p>126</text:p>
          </table:table-cell>
          <table:table-cell table:formula="of:=(['c - Vêtement'.C56]*2) + RANDBETWEEN(0;10)" office:value-type="float" office:value="259" calcext:value-type="float">
            <text:p>259</text:p>
          </table:table-cell>
          <table:table-cell table:formula="of:=ROUND((['c - Vêtement'.C56]*20)/40)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Cotte de maille</text:p>
          </table:table-cell>
          <table:table-cell table:formula="of:=T(&quot;C'est un &quot;) &amp; LOWER(['c - Vêtement'.A57])" office:value-type="string" office:string-value="C'est un cotte de maille" calcext:value-type="string">
            <text:p>C'est un cotte de maille</text:p>
          </table:table-cell>
          <table:table-cell table:formula="of:=(['c - Vêtement'.F57]*10)+ (RANDBETWEEN( 0;5)*['c - Vêtement'.F57])" office:value-type="float" office:value="108" calcext:value-type="float">
            <text:p>108</text:p>
          </table:table-cell>
          <table:table-cell table:formula="of:=(['c - Vêtement'.C57]*2) + RANDBETWEEN(0;10)" office:value-type="float" office:value="216" calcext:value-type="float">
            <text:p>216</text:p>
          </table:table-cell>
          <table:table-cell table:formula="of:=ROUND((['c - Vêtement'.C57]*20)/40)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0">
          <table:table-cell office:value-type="string" calcext:value-type="string">
            <text:p>Armure en plaque</text:p>
          </table:table-cell>
          <table:table-cell table:formula="of:=T(&quot;C'est un &quot;) &amp; LOWER(['c - Vêtement'.A58])" office:value-type="string" office:string-value="C'est un armure en plaque" calcext:value-type="string">
            <text:p>C'est un armure en plaque</text:p>
          </table:table-cell>
          <table:table-cell table:formula="of:=(['c - Vêtement'.F58]*10)+ (RANDBETWEEN( 0;5)*['c - Vêtement'.F58])" office:value-type="float" office:value="140" calcext:value-type="float">
            <text:p>140</text:p>
          </table:table-cell>
          <table:table-cell table:formula="of:=(['c - Vêtement'.C58]*2) + RANDBETWEEN(0;10)" office:value-type="float" office:value="283" calcext:value-type="float">
            <text:p>283</text:p>
          </table:table-cell>
          <table:table-cell table:formula="of:=ROUND((['c - Vêtement'.C58]*20)/40)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7"/>
        <table:table-column table:style-name="co9" table:default-cell-style-name="ce9"/>
        <table:table-column table:style-name="co9" table:default-cell-style-name="ce12"/>
        <table:table-column table:style-name="co9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8" office:value-type="string" calcext:value-type="string">
            <text:p>$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LVL</text:p>
          </table:table-cell>
        </table:table-row>
        <table:table-row table:style-name="ro8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9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6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7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F37">
          <table:sort>
            <table:sort-by table:field-number="5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4:45:56.8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H24M3S</meta:editing-duration>
    <meta:editing-cycles>42</meta:editing-cycles>
    <meta:generator>LibreOffice/5.1.6.2$Windows_x86 LibreOffice_project/07ac168c60a517dba0f0d7bc7540f5afa45f0909</meta:generator>
    <meta:creation-date>2016-11-30T17:08:03.721000000</meta:creation-date>
    <dc:date>2017-07-28T14:47:30.859000000</dc:date>
    <meta:document-statistic meta:table-count="4" meta:cell-count="1038" meta:object-count="0"/>
  </office:meta>
</office:document-meta>
</file>